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6638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2.961in"/>
    </style:style>
    <style:style style:name="co8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2937in"/>
    </style:style>
    <style:style style:name="co14" style:family="table-column">
      <style:table-column-properties fo:break-before="auto" style:column-width="1.0984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1" calcext:value-type="date">
            <text:p>11/01/2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01" calcext:value-type="date">
            <text:p>12/01/22</text:p>
          </table:table-cell>
          <table:table-cell office:value-type="string" calcext:value-type="string">
            <text:p>Zip content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6/09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06/29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8/02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8/0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8/04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8/05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08/14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08/17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08/20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9/07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9/08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24">
      <number:year/>
      <number:text>/</number:text>
      <number:month number:style="long"/>
      <number:text>/</number:text>
      <number:day number:style="long"/>
    </number:dat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2T21:59:07.590303146</dc:date>
    <meta:creation-date>2014-12-14T08:12:00Z</meta:creation-date>
    <meta:editing-cycles>622</meta:editing-cycles>
    <meta:editing-duration>P1DT22M59S</meta:editing-duration>
    <meta:generator>LibreOffice/7.2.4.1$Linux_X86_64 LibreOffice_project/27d75539669ac387bb498e35313b970b7fe9c4f9</meta:generator>
    <meta:document-statistic meta:table-count="11" meta:cell-count="1860" meta:object-count="0"/>
  </office:meta>
</office:document-meta>
</file>